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orem Ipsum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list text:style-name="L2">
              <text:list-item>
                <text:p text:style-name="P1">Lorem ipsum dolor sit amet, consectetur adipiscing elit.</text:p>
              </text:list-item>
              <text:list-item>
                <text:p text:style-name="P1">Praesent pharetra urna eu arcu blandit nec pretium odio fermentum.</text:p>
              </text:list-item>
              <text:list-item>
                <text:p text:style-name="P1">Sed in orci quis risus interdum lacinia ut eu nis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Wilson</meta:initial-creator>
    <meta:creation-date>2012-02-02T14:13:59</meta:creation-date>
    <meta:editing-duration>PT1M12S</meta:editing-duration>
    <meta:editing-cycles>2</meta:editing-cycles>
    <dc:date>2012-02-02T14:15:05</dc:date>
    <dc:creator>Chris Wilson</dc:creator>
    <meta:document-statistic meta:object-count="25"/>
    <meta:generator>LibreOffice/3.4$Linux LibreOffice_project/340m1$Build-402</meta:generator>
  </office:meta>
</office:document-meta>
</file>